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38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2.6035in"/>
    </style:style>
    <style:style style:name="co6" style:family="table-column">
      <style:table-column-properties fo:break-before="auto" style:column-width="3.8555in"/>
    </style:style>
    <style:style style:name="co7" style:family="table-column">
      <style:table-column-properties fo:break-before="auto" style:column-width="0.5866in"/>
    </style:style>
    <style:style style:name="co8" style:family="table-column">
      <style:table-column-properties fo:break-before="auto" style:column-width="1.1744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4.8862in"/>
    </style:style>
    <style:style style:name="co11" style:family="table-column">
      <style:table-column-properties fo:break-before="auto" style:column-width="1.861in"/>
    </style:style>
    <style:style style:name="co12" style:family="table-column">
      <style:table-column-properties fo:break-before="auto" style:column-width="0.6098in"/>
    </style:style>
    <style:style style:name="co13" style:family="table-column">
      <style:table-column-properties fo:break-before="auto" style:column-width="2.1083in"/>
    </style:style>
    <style:style style:name="co14" style:family="table-column">
      <style:table-column-properties fo:break-before="auto" style:column-width="2.06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1.823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2.2709in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User_20_Story_20_Details_20__23_1">
      <style:table-properties table:display="true" style:writing-mode="lr-tb"/>
    </style:style>
    <style:style style:name="ta3" style:family="table" style:master-page-name="PageStyle_5f_User_20_Story_20_Details_20__23_2">
      <style:table-properties table:display="true" style:writing-mode="lr-tb"/>
    </style:style>
    <style:style style:name="ta4" style:family="table" style:master-page-name="PageStyle_5f_User_20_Story_20_Details_20__23_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4.4693in" style:writing-mode="page"/>
      <style:text-properties style:use-window-font-color="true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3.3256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Excel_20_Built-in_20_Normal">
      <style:table-cell-properties fo:background-color="#c8c8c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c8c8c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ackground-color="#deeaf6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eeaf6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Product Backlog</text:p>
          </table:table-cell>
          <table:table-cell table:style-name="ce2"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3">
          <table:table-cell table:style-name="ce3" office:value-type="string">
            <text:p>Prioritized High-Level User Story List</text:p>
          </table:table-cell>
          <table:table-cell table:style-name="ce3" table:number-columns-repeated="5"/>
          <table:table-cell table:style-name="ce1"/>
          <table:table-cell table:number-columns-repeated="1017"/>
        </table:table-row>
        <table:table-row table:style-name="ro4">
          <table:table-cell table:style-name="ce4" office:value-type="string">
            <text:p>User Story ID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Size</text:p>
          </table:table-cell>
          <table:table-cell table:style-name="ce6" office:value-type="string">
            <text:p>As a(n) &lt;type of user&gt;</text:p>
          </table:table-cell>
          <table:table-cell table:style-name="ce6" office:value-type="string">
            <text:p>I want to &lt;perform some task&gt;</text:p>
          </table:table-cell>
          <table:table-cell table:style-name="ce4" office:value-type="string">
            <text:p>So that I can &lt;achieve some goal&gt;.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View deals based on my profile's preferences. </text:p>
          </table:table-cell>
          <table:table-cell table:style-name="ce7" office:value-type="string">
            <text:p>Quickly see deals for trips I'm interested in. 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arge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See top destinations that are customized from my profile or previous trips. </text:p>
          </table:table-cell>
          <table:table-cell table:style-name="ce7" office:value-type="string">
            <text:p>See destinations that I would actually enjoy. 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arge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Set preferences for types of trips on my profile. </text:p>
          </table:table-cell>
          <table:table-cell table:style-name="ce7" office:value-type="string">
            <text:p>Find relevant information without reentering it. 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mall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Sort top destinations based on price. </text:p>
          </table:table-cell>
          <table:table-cell table:style-name="ce7" office:value-type="string">
            <text:p>Compare what trips are available based on pricing. 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View vacation packages based the type, such as cruises or eco-travel. </text:p>
          </table:table-cell>
          <table:table-cell table:style-name="ce7" office:value-type="string">
            <text:p>Find trips that are relevant to my interests. </text:p>
          </table:table-cell>
          <table:table-cell table:style-name="ce1"/>
          <table:table-cell table:number-columns-repeated="1017"/>
        </table:table-row>
        <table:table-row table:style-name="ro5">
          <table:table-cell table:number-columns-repeated="2" table:style-name="ce5" office:value-type="float" office:value="6">
            <text:p>6</text:p>
          </table:table-cell>
          <table:table-cell table:style-name="ce5" office:value-type="string">
            <text:p>Small</text:p>
          </table:table-cell>
          <table:table-cell table:style-name="ce5" office:value-type="string">
            <text:p>End User</text:p>
          </table:table-cell>
          <table:table-cell table:style-name="ce7" office:value-type="string">
            <text:p>Set a price limit when searching for trips. </text:p>
          </table:table-cell>
          <table:table-cell table:style-name="ce7" office:value-type="string">
            <text:p>Stay within my budget. </text:p>
          </table:table-cell>
          <table:table-cell table:style-name="ce1"/>
          <table:table-cell table:number-columns-repeated="1017"/>
        </table:table-row>
        <table:table-row table:style-name="ro5" table:number-rows-repeated="4">
          <table:table-cell table:style-name="ce5" table:number-columns-repeated="4"/>
          <table:table-cell table:style-name="ce7" table:number-columns-repeated="2"/>
          <table:table-cell table:style-name="ce1"/>
          <table:table-cell table:number-columns-repeated="1017"/>
        </table:table-row>
        <table:table-row table:style-name="ro1" table:number-rows-repeated="23">
          <table:table-cell table:style-name="ce1" table:number-columns-repeated="7"/>
          <table:table-cell table:number-columns-repeated="1017"/>
        </table:table-row>
        <table:table-row table:style-name="ro1" table:number-rows-repeated="962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er Story Details #1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3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8" office:value-type="string">
            <text:p>User Story Number:</text:p>
          </table:table-cell>
          <table:table-cell table:style-name="ce11" office:value-type="float" office:value="6">
            <text:p>6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Name:</text:p>
          </table:table-cell>
          <table:table-cell table:style-name="ce12" office:value-type="string">
            <text:p>Setting Price Limi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Size:</text:p>
          </table:table-cell>
          <table:table-cell table:style-name="ce12" office:value-type="string">
            <text:p>Smal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/>
          <table:table-cell table:style-name="ce12"/>
          <table:table-cell table:style-name="ce1" table:number-columns-repeated="24"/>
          <table:table-cell table:number-columns-repeated="998"/>
        </table:table-row>
        <table:table-row table:style-name="ro6">
          <table:table-cell table:style-name="ce8" office:value-type="string">
            <text:p>User Story Value Statement:</text:p>
          </table:table-cell>
          <table:table-cell table:style-name="ce13" office:value-type="string">
            <text:p>As an end user, I want to set a price limit when searching for trips. , so that I can stay within my budget. 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9"/>
          <table:table-cell table:style-name="ce14"/>
          <table:table-cell table:style-name="ce1" table:number-columns-repeated="24"/>
          <table:table-cell table:number-columns-repeated="998"/>
        </table:table-row>
        <table:table-row table:style-name="ro8">
          <table:table-cell table:style-name="ce8" office:value-type="string">
            <text:p>Acceptance Criteria:</text:p>
          </table:table-cell>
          <table:table-cell table:style-name="ce15" office:value-type="string">
            <text:p>• An optional search parameter where users can set a maximum dollar amount. <text:s text:c="2"/></text:p>
            <text:p><text:s text:c="16"/>• The parameter should only accept integers above zero. </text:p>
            <text:p><text:s text:c="16"/>• The program should prompt users for a number if they enter something else.</text:p>
            <text:p>• Trips that are above that price point are not shown in search results. </text:p>
            <text:p>• The search parameter should be near the rest of the search filters. </text:p>
            <text:p><text:s text:c="13"/>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3">
          <table:table-cell table:style-name="ce10"/>
          <table:table-cell table:style-name="ce1" table:number-columns-repeated="25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er Story Details #2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3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8" office:value-type="string">
            <text:p>User Story Number:</text:p>
          </table:table-cell>
          <table:table-cell table:style-name="ce11" office:value-type="float" office:value="1">
            <text:p>1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Name:</text:p>
          </table:table-cell>
          <table:table-cell table:style-name="ce12" office:value-type="string">
            <text:p>Deals Based on Profile Preferenc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Size:</text:p>
          </table:table-cell>
          <table:table-cell table:style-name="ce12" office:value-type="string">
            <text:p>Medium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/>
          <table:table-cell table:style-name="ce12"/>
          <table:table-cell table:style-name="ce1" table:number-columns-repeated="24"/>
          <table:table-cell table:number-columns-repeated="998"/>
        </table:table-row>
        <table:table-row table:style-name="ro9">
          <table:table-cell table:style-name="ce8" office:value-type="string">
            <text:p>User Story Value Statement:</text:p>
          </table:table-cell>
          <table:table-cell table:style-name="ce13" office:value-type="string">
            <text:p>As an end user, I want to view deals based on my profile's preferences, so that I can quickly see hot deals I'd like. 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9"/>
          <table:table-cell table:style-name="ce14"/>
          <table:table-cell table:style-name="ce1" table:number-columns-repeated="24"/>
          <table:table-cell table:number-columns-repeated="998"/>
        </table:table-row>
        <table:table-row table:style-name="ro10">
          <table:table-cell table:style-name="ce8" office:value-type="string">
            <text:p>Acceptance Criteria:</text:p>
          </table:table-cell>
          <table:table-cell table:style-name="ce15" office:value-type="string">
            <text:p>• When a user views hot deals the program should check if they are logged in. </text:p>
            <text:p>• If they are not logged in the hot deals page should prompt them to. </text:p>
            <text:p>• If the user is logged in the hot deals page will change in the following ways:</text:p>
            <text:p><text:s text:c="16"/>• Trip types that the user has taken before or noted they were interested in will appear at the top of the list. </text:p>
            <text:p><text:s text:c="16"/>• Trip types that the user has blocked will be removed.</text:p>
            <text:p><text:s text:c="16"/>• A note about why that deal is showing will appear next to the trip(ex: “You are seeing this trip based on your interest in cruises!”).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3">
          <table:table-cell table:style-name="ce10"/>
          <table:table-cell table:style-name="ce1" table:number-columns-repeated="25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er Story Details #3" table:style-name="ta4" table:print="false">
        <office:forms form:automatic-focus="false" form:apply-design-mode="false"/>
        <table:table-column table:style-name="co1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3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8" office:value-type="string">
            <text:p>User Story Number:</text:p>
          </table:table-cell>
          <table:table-cell table:style-name="ce11" office:value-type="float" office:value="3">
            <text:p>3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Name:</text:p>
          </table:table-cell>
          <table:table-cell table:style-name="ce12" office:value-type="string">
            <text:p>Profile Preferenc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User Story Size:</text:p>
          </table:table-cell>
          <table:table-cell table:style-name="ce12" office:value-type="string">
            <text:p>Larg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8"/>
          <table:table-cell table:style-name="ce12"/>
          <table:table-cell table:style-name="ce1" table:number-columns-repeated="24"/>
          <table:table-cell table:number-columns-repeated="998"/>
        </table:table-row>
        <table:table-row table:style-name="ro9">
          <table:table-cell table:style-name="ce8" office:value-type="string">
            <text:p>User Story Value Statement:</text:p>
          </table:table-cell>
          <table:table-cell table:style-name="ce13" office:value-type="string">
            <text:p>As an end user, I want to set preferences for types of trips on my profile, so that I can find relevant information without reentering it.. 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9"/>
          <table:table-cell table:style-name="ce14"/>
          <table:table-cell table:style-name="ce1" table:number-columns-repeated="24"/>
          <table:table-cell table:number-columns-repeated="998"/>
        </table:table-row>
        <table:table-row table:style-name="ro10">
          <table:table-cell table:style-name="ce8" office:value-type="string">
            <text:p>Acceptance Criteria:</text:p>
          </table:table-cell>
          <table:table-cell table:style-name="ce15" office:value-type="string">
            <text:p>• There is a profile page users can see after logging in.</text:p>
            <text:p>• Users are prompted to fill out this preference information when creating the account.</text:p>
            <text:p>• These preferences can be changed by the end user at anytime. </text:p>
            <text:p>• Preferences the user can set includes:</text:p>
            <text:p><text:s text:c="16"/>• Trip types they want to see.</text:p>
            <text:p><text:s text:c="16"/>• Trip types they do NOT want to see.</text:p>
            <text:p><text:s text:c="16"/>• Preferred travel destinations. </text:p>
            <text:p><text:s text:c="16"/>• A preferred trip budget. 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3">
          <table:table-cell table:style-name="ce10"/>
          <table:table-cell table:style-name="ce1" table:number-columns-repeated="25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1">06/01/2024</text:date>, <text:time>15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tory_20_Details_20_Example" style:display-name="PageStyle_User Story Details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tory_20_Details_20__23_1" style:display-name="PageStyle_User Story Details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tory_20_Details_20__23_2" style:display-name="PageStyle_User Story Details 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tory_20_Details_20__23_3" style:display-name="PageStyle_User Story Details #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01T15:40:31.53</dc:date>
    <meta:generator>OpenOffice/4.1.15$Win32 OpenOffice.org_project/4115m2$Build-9813</meta:generator>
    <meta:editing-duration>P1DT2H11M58S</meta:editing-duration>
    <meta:editing-cycles>16</meta:editing-cycles>
    <meta:document-statistic meta:table-count="4" meta:cell-count="74" meta:object-count="0"/>
  </office:meta>
</office:document-meta>
</file>